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/>
    <style:font-face style:name="Comfortaa" svg:font-family="Comfortaa, cursiv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1f2328" loext:opacity="100%" style:font-name="Arial" fo:font-size="12pt" fo:letter-spacing="normal" fo:font-style="normal" fo:font-weight="normal"/>
    </style:style>
    <style:style style:name="P9" style:family="paragraph" style:parent-style-name="Text_20_body">
      <style:paragraph-properties fo:text-align="justify" style:justify-single-word="false"/>
      <style:text-properties officeooo:paragraph-rsid="000d0c59"/>
    </style:style>
    <style:style style:name="P10" style:family="paragraph" style:parent-style-name="Text_20_body">
      <style:paragraph-properties fo:text-align="justify" style:justify-single-word="false"/>
      <style:text-properties officeooo:paragraph-rsid="000d841a"/>
    </style:style>
    <style:style style:name="P11" style:family="paragraph" style:parent-style-name="Text_20_body" style:list-style-name="L4">
      <style:paragraph-properties fo:text-align="justify" style:justify-single-word="false"/>
      <style:text-properties officeooo:paragraph-rsid="000d841a"/>
    </style:style>
    <style:style style:name="P12" style:family="paragraph" style:parent-style-name="Text_20_body">
      <style:paragraph-properties fo:text-align="justify" style:justify-single-word="false"/>
      <style:text-properties officeooo:paragraph-rsid="000e44a0"/>
    </style:style>
    <style:style style:name="P13" style:family="paragraph" style:parent-style-name="Text_20_body" style:list-style-name="L5">
      <style:paragraph-properties fo:text-align="justify" style:justify-single-word="false"/>
      <style:text-properties officeooo:paragraph-rsid="000e44a0"/>
    </style:style>
    <style:style style:name="P14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fo:letter-spacing="normal"/>
    </style:style>
    <style:style style:name="T4" style:family="text">
      <style:text-properties fo:font-variant="normal" fo:text-transform="none" fo:color="#1f2328" loext:opacity="100%" style:font-name="Arial" fo:font-size="12pt" fo:letter-spacing="normal" fo:font-style="normal" fo:font-weight="bold" officeooo:rsid="000d0c59"/>
    </style:style>
    <style:style style:name="T5" style:family="text">
      <style:text-properties fo:font-variant="normal" fo:text-transform="none" fo:color="#1f2328" loext:opacity="100%" style:text-line-through-style="none" style:text-line-through-type="none" style:font-name="Arial" fo:font-size="12pt" fo:letter-spacing="normal" fo:font-style="normal" style:text-underline-style="none" fo:font-weight="bold" officeooo:rsid="000d0c59" style:text-blinking="false" fo:background-color="transparent" loext:char-shading-value="0"/>
    </style:style>
    <style:style style:name="T6" style:family="text">
      <style:text-properties fo:font-variant="normal" fo:text-transform="none" fo:color="#1f2328" loext:opacity="100%" style:text-line-through-style="none" style:text-line-through-type="none" style:font-name="Arial" fo:font-size="12pt" fo:letter-spacing="normal" fo:font-style="normal" style:text-underline-style="none" fo:font-weight="normal" officeooo:rsid="000d0c59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normal" officeooo:rsid="000d0c59" style:text-blinking="false" fo:background-color="transparent" loext:char-shading-value="0"/>
    </style:style>
    <style:style style:name="T8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normal" officeooo:rsid="000d0c59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normal" officeooo:rsid="000d841a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normal" officeooo:rsid="000e44a0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normal" officeooo:rsid="000d841a" style:text-blinking="false" fo:background-color="transparent" loext:char-shading-value="0"/>
    </style:style>
    <style:style style:name="T12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normal" officeooo:rsid="000e44a0" style:text-blinking="false" fo:background-color="transparent" loext:char-shading-value="0"/>
    </style:style>
    <style:style style:name="T13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officeooo:rsid="000d841a" style:text-blinking="false" fo:background-color="transparent" loext:char-shading-value="0"/>
    </style:style>
    <style:style style:name="T14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bold" officeooo:rsid="000d841a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normal" style:text-underline-style="none" fo:font-weight="bold" officeooo:rsid="000e44a0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1f2328" loext:opacity="100%" style:text-line-through-style="none" style:text-line-through-type="none" style:font-name="Arial1" fo:font-size="12pt" fo:letter-spacing="normal" fo:font-style="italic" style:text-underline-style="none" fo:font-weight="normal" officeooo:rsid="000d0c59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3pt" fo:letter-spacing="normal" fo:font-style="normal" style:text-underline-style="none" fo:font-weight="bold" style:text-blinking="false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tadeus" text:anchor-type="page" text:anchor-page-number="1" svg:x="-0.741cm" svg:y="0cm" svg:width="0.741cm" draw:z-index="1">
        <draw:text-box fo:min-height="0.741cm">
          <text:p text:style-name="P4"/>
        </draw:text-box>
      </draw:frame>
      <draw:frame draw:style-name="fr1" draw:name="user-content-empresa" text:anchor-type="page" text:anchor-page-number="1" svg:x="-0.741cm" svg:y="0cm" svg:width="0.741cm" draw:z-index="0">
        <draw:text-box fo:min-height="0.741cm">
          <text:p text:style-name="P4"/>
        </draw:text-box>
      </draw:frame>
      <text:h text:style-name="P1" text:outline-level="1">Empresa</text:h>
      <text:h text:style-name="P2" text:outline-level="4">Tadeus</text:h>
      <text:p text:style-name="P5"><text:span text:style-name="Strong_20_Emphasis"><text:span text:style-name="T1">Descrição</text:span></text:span></text:p>
      <text:p text:style-name="P5"><text:span text:style-name="T3">  <text:tab/></text:span><text:span text:style-name="T2">Tadeus é uma empresa focada no desenvolvimento de um jogo </text:span><text:span text:style-name="Emphasis"><text:span text:style-name="T2">horror survival</text:span></text:span><text:span text:style-name="T2"> online, possui 50 funcionários e é gerenciada por um Desenvolvedor de Sistemas que aprecia o tema. Eles estão desenvolvendo o jogo chamado Último Suspiro, um jogo online para 5 jogadores, onde um é o assassino e os outros 4 são sobreviventes que devem completar objetivos para escapar do assassino. A empresa não possui um capital sólido e adota uma estratégia dinâmica diante da concorrência, focando em lucrar com cosméticos dentro do jogo, pois o produto será de acesso gratuito.</text:span></text:p>
      <text:p text:style-name="P5"><text:span text:style-name="Strong_20_Emphasis"><text:span text:style-name="T1">Desafios</text:span></text:span></text:p>
      <text:list text:style-name="L1">
        <text:list-item>
          <text:p text:style-name="P6">Manter o jogo balanceado</text:p>
        </text:list-item>
        <text:list-item>
          <text:p text:style-name="P6">Atualizações constantes</text:p>
        </text:list-item>
        <text:list-item>
          <text:p text:style-name="P6">Marketing</text:p>
        </text:list-item>
        <text:list-item>
          <text:p text:style-name="P6">Dificuldade e acessibilidade</text:p>
        </text:list-item>
        <text:list-item>
          <text:p text:style-name="P6">Lucro</text:p>
        </text:list-item>
      </text:list>
      <text:p text:style-name="Text_20_body"><text:span text:style-name="Strong_20_Emphasis"><text:span text:style-name="T1">Vantagens</text:span></text:span></text:p>
      <text:p text:style-name="P8"><text:tab/>Toda a equipe é apaixonada por jogos, filmes, ilustrações e livros de terror, e os gerentes são todos jogadores de jogos online, o que contribui significativamente para o desenvolvimento de um jogo divertido, esteticamente atrativo, justo e acessível para a maior parte das pessoas. Visão Organizacional é dinâmica.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Strong_20_Emphasis"><text:span text:style-name="T4">Problemas da Falta de visão sist</text:span></text:span><text:bookmark text:name="docs-internal-guid-1bb87362-7fff-603b-bf6e-0f9bdbe5ccad"/><text:span text:style-name="Strong_20_Emphasis"><text:span text:style-name="T17">ê</text:span></text:span><text:span text:style-name="Strong_20_Emphasis"><text:span text:style-name="T5">mica</text:span></text:span></text:p>
      <text:p text:style-name="P9"><text:span text:style-name="Strong_20_Emphasis"><text:span text:style-name="T8"><text:tab/></text:span></text:span><text:span text:style-name="Strong_20_Emphasis"><text:span text:style-name="T7">Um dos problemas na falta de visão sistêmica é achar um equilíbrio entre o financeiro e os desenvolvedores, porque o lucro do jogo depende da venda de cosméticos, como </text:span></text:span><text:span text:style-name="Strong_20_Emphasis"><text:span text:style-name="T16">skins</text:span></text:span><text:span text:style-name="Strong_20_Emphasis"><text:span text:style-name="T7">, </text:span></text:span><text:span text:style-name="Strong_20_Emphasis"><text:span text:style-name="T11">decoração</text:span></text:span><text:span text:style-name="Strong_20_Emphasis"><text:span text:style-name="T7"> de perfil, etc., porém há um desafio em atender as expectativas do financeiro tendo uma visão do mercado, com os desejos criativo dos desenvolvedores artístico.</text:span></text:span></text:p>
      <text:list text:style-name="L4">
        <text:list-item>
          <text:p text:style-name="P11"><text:span text:style-name="Strong_20_Emphasis"><text:span text:style-name="T11">Definição de objetivos.</text:span></text:span></text:p>
        </text:list-item>
        <text:list-item>
          <text:p text:style-name="P11"><text:span text:style-name="Strong_20_Emphasis"><text:span text:style-name="T11">Demora de atualizações de conteúdo novo.</text:span></text:span></text:p>
        </text:list-item>
        <text:list-item>
          <text:p text:style-name="P11"><text:span text:style-name="Strong_20_Emphasis"><text:span text:style-name="T11">Entender o desejo do consumidor.</text:span></text:span></text:p>
        </text:list-item>
        <text:list-item>
          <text:p text:style-name="P11"><text:span text:style-name="Strong_20_Emphasis"><text:span text:style-name="T11">Conflitos entre setores.</text:span></text:span></text:p>
        </text:list-item>
        <text:list-item>
          <text:p text:style-name="P11"><text:span text:style-name="Strong_20_Emphasis"><text:span text:style-name="T11">Lucro da empresa.</text:span></text:span></text:p>
        </text:list-item>
      </text:list>
      <text:p text:style-name="P9"><text:span text:style-name="Strong_20_Emphasis"><text:span text:style-name="T7"/></text:span></text:p>
      <text:p text:style-name="P10"><text:span text:style-name="Strong_20_Emphasis"><text:span text:style-name="T14">Modelo de gestão de sistema</text:span></text:span></text:p>
      <text:p text:style-name="P10"><text:span text:style-name="Strong_20_Emphasis"><text:span text:style-name="T9"><text:tab/></text:span></text:span><text:span text:style-name="Strong_20_Emphasis"><text:span text:style-name="T11">Um modelo escolhido para solução desse problema é o “</text:span></text:span><text:span text:style-name="Strong_20_Emphasis"><text:span text:style-name="T9">Gestão Ágil”</text:span></text:span><text:span text:style-name="Strong_20_Emphasis"><text:span text:style-name="T13"> </text:span></text:span><text:span text:style-name="Strong_20_Emphasis"><text:span text:style-name="T11">e inovadora. Porque é um modelo mais flexível, podendo assim estar sempre se adaptando às necessidades do sistema, se alternando entre vontade do mercado e liberdade artística do desenvolvedor.</text:span></text:span></text:p>
      <text:p text:style-name="P12"><text:span text:style-name="Strong_20_Emphasis"><text:span text:style-name="T15">Vantagens do modelo</text:span></text:span></text:p>
      <text:list text:style-name="L5">
        <text:list-item>
          <text:p text:style-name="P13"><text:span text:style-name="Strong_20_Emphasis"><text:span text:style-name="T10">Flexibilidade e rapidez.</text:span></text:span></text:p>
        </text:list-item>
        <text:list-item>
          <text:p text:style-name="P13"><text:span text:style-name="Strong_20_Emphasis"><text:span text:style-name="T10">Divisão de problemas complexos em problemas menores.</text:span></text:span></text:p>
        </text:list-item>
        <text:list-item>
          <text:p text:style-name="P13"><text:span text:style-name="Strong_20_Emphasis"><text:span text:style-name="T10">Oferece mais valor as demandas do cliente.</text:span></text:span></text:p>
        </text:list-item>
        <text:list-item>
          <text:p text:style-name="P13"><text:span text:style-name="Strong_20_Emphasis"><text:span text:style-name="T10">Melhora a colaboração.</text:span></text:span></text:p>
        </text:list-item>
        <text:list-item>
          <text:p text:style-name="P13"><text:span text:style-name="Strong_20_Emphasis"><text:span text:style-name="T10">Adaptação.</text:span></text:span></text:p>
        </text:list-item>
        <text:list-item>
          <text:p text:style-name="P13"><text:span text:style-name="Strong_20_Emphasis"><text:span text:style-name="T10">Aprendizado de mercado.</text:span></text:span></text:p>
        </text:list-item>
      </text:list>
      <text:p text:style-name="P12"><text:span text:style-name="Strong_20_Emphasis"><text:span text:style-name="T10"/></text:span></text:p>
      <text:p text:style-name="P12"><text:span text:style-name="Strong_20_Emphasis"><text:span text:style-name="T15">Integração de processos</text:span></text:span></text:p>
      <text:p text:style-name="P12"><text:span text:style-name="Strong_20_Emphasis"><text:span text:style-name="T10"><text:tab/></text:span></text:span><text:span text:style-name="Strong_20_Emphasis"><text:span text:style-name="T12">A integração de processo ajudaria todo o sistema a se organizar para a entrega de conteúdo no jogo. Graças a ela, a empresa conseguiria suprir todos os seus recursos, como tempo, funcionários e afins, de forma mais eficaz a atender as necessidades dos consumidores quanto às dos funcionários.</text:span></text:span></text:p>
      <text:p text:style-name="P14"/>
      <text:p text:style-name="P12"><text:span text:style-name="Strong_20_Emphasis"><text:span text:style-name="T10"/></text:span></text:p>
      <text:p text:style-name="P12"><text:span text:style-name="Strong_20_Emphasis"><text:span text:style-name="T10"/></text:span></text:p>
      <text:p text:style-name="P12"><text:span text:style-name="Strong_20_Emphasis"><text:span text:style-name="T10"/></text:span></text:p>
      <text:p text:style-name="P10"><text:span text:style-name="Strong_20_Emphasis"><text:span text:style-name="T9"/></text:span></text:p>
      <text:p text:style-name="P9"><text:soft-page-break/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/>
    <style:font-face style:name="Comfortaa" svg:font-family="Comfortaa, cursiv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8T20:21:32.665000000</meta:creation-date>
    <dc:date>2025-08-08T20:53:13.163000000</dc:date>
    <meta:editing-duration>PT9M46S</meta:editing-duration>
    <meta:editing-cycles>1</meta:editing-cycles>
    <meta:document-statistic meta:table-count="0" meta:image-count="0" meta:object-count="0" meta:page-count="3" meta:paragraph-count="30" meta:word-count="376" meta:character-count="2333" meta:non-whitespace-character-count="1996"/>
    <meta:generator>LibreOffice/24.2.5.2$Windows_X86_64 LibreOffice_project/bffef4ea93e59bebbeaf7f431bb02b1a39ee8a59</meta:generator>
  </office:meta>
</office:document-meta>
</file>